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0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100"/>
    <style:style style:name="ce144" style:family="table-cell" style:parent-style-name="Default" style:data-style-name="N100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55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1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7" office:value-type="string" calcext:value-type="string">
            <text:p>1.7.2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office:value-type="string" calcext:value-type="string">
            <text:p>1.7.2</text:p>
          </table:table-cell>
          <table:table-cell table:style-name="ce67" office:value-type="string" calcext:value-type="string">
            <text:p>...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6.2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69" table:number-columns-repeated="4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6.2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2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0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table:number-columns-repeated="4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70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72"/>
          <table:table-cell table:style-name="ce77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77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77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55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66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66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3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20:28:36.5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48M29S</meta:editing-duration>
    <meta:editing-cycles>1102</meta:editing-cycles>
    <meta:generator>LibreOffice/7.6.7.2$Windows_X86_64 LibreOffice_project/dd47e4b30cb7dab30588d6c79c651f218165e3c5</meta:generator>
    <dc:date>2024-07-30T20:28:41.383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